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DC00000465B1AF3A35.jpg" manifest:media-type=""/>
  <manifest:file-entry manifest:full-path="Pictures/10000000000005DC0000046539121F6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2" svg:font-family="OpenSymbol, 'Arial Unicode MS'"/>
    <style:font-face style:name="Arial2" svg:font-family="Arial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Verdana2" svg:font-family="Verdan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Regularna" style:font-family-generic="roman" style:font-pitch="variable"/>
    <style:font-face style:name="Lucida Sans Unicode2" svg:font-family="'Lucida Sans Unicode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adornments="Regularna" style:font-family-generic="swiss" style:font-pitch="variable"/>
    <style:font-face style:name="Lucida Sans Unicode1" svg:font-family="'Lucida Sans Unicode'" style:font-family-generic="swiss" style:font-pitch="variable"/>
    <style:font-face style:name="Times New Roman2" svg:font-family="'Times New Roman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>
      <style:graphic-properties style:protect="size"/>
    </style:style>
    <style:style style:name="pr1" style:family="presentation" style:parent-style-name="Domyślnie-subtitle">
      <style:graphic-properties draw:fill-color="#ffffff" fo:min-height="15.404cm"/>
    </style:style>
    <style:style style:name="pr2" style:family="presentation" style:parent-style-name="Domyślnie-notes">
      <style:graphic-properties draw:stroke="none" draw:fill="none" draw:fill-color="#ffffff" draw:auto-grow-height="true" fo:min-height="12.389cm" draw:shadow="hidden"/>
    </style:style>
    <style:style style:name="pr3" style:family="presentation" style:parent-style-name="Domyślnie-title">
      <style:graphic-properties draw:auto-grow-height="true" fo:min-height="2.577cm"/>
    </style:style>
    <style:style style:name="pr4" style:family="presentation" style:parent-style-name="Domyślnie-outline1">
      <style:graphic-properties fo:min-height="12.204cm"/>
    </style:style>
    <style:style style:name="pr5" style:family="presentation" style:parent-style-name="Domyślnie-notes">
      <style:graphic-properties draw:fill-color="#ffffff" fo:min-height="12.138cm"/>
    </style:style>
    <style:style style:name="pr6" style:family="presentation" style:parent-style-name="Domyślnie-title">
      <style:graphic-properties fo:min-height="2.316cm"/>
    </style:style>
    <style:style style:name="pr7" style:family="presentation" style:parent-style-name="Domyślnie-outline1">
      <style:graphic-properties fo:min-height="11.049cm"/>
    </style:style>
    <style:style style:name="pr8" style:family="presentation" style:parent-style-name="Domyślnie-notes">
      <style:graphic-properties draw:fill-color="#ffffff" fo:min-height="12.128cm"/>
    </style:style>
    <style:style style:name="pr9" style:family="presentation" style:parent-style-name="Domyślnie-title">
      <style:graphic-properties fo:min-height="2.326cm"/>
    </style:style>
    <style:style style:name="pr10" style:family="presentation" style:parent-style-name="Domyślnie-outline1">
      <style:graphic-properties fo:min-height="13.217cm"/>
    </style:style>
    <style:style style:name="pr11" style:family="presentation" style:parent-style-name="Domyślnie-outline1">
      <style:graphic-properties fo:min-height="12.583cm"/>
    </style:style>
    <style:style style:name="pr12" style:family="presentation" style:parent-style-name="Default-title">
      <style:graphic-properties fo:min-height="2.356cm"/>
    </style:style>
    <style:style style:name="pr13" style:family="presentation" style:parent-style-name="Default-outline1">
      <style:graphic-properties fo:min-height="11.049cm"/>
    </style:style>
    <style:style style:name="pr14" style:family="presentation" style:parent-style-name="Default-notes">
      <style:graphic-properties draw:fill-color="#ffffff" fo:min-height="11.171cm"/>
    </style:style>
    <style:style style:name="P1" style:family="paragraph">
      <style:paragraph-properties fo:margin-left="0cm" fo:margin-right="0cm" style:line-height-at-least="1.3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style:line-height-at-least="0.807cm" fo:text-indent="0cm" style:punctuation-wrap="hanging" style:line-break="strict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/>
    </style:style>
    <style:style style:name="P5" style:family="paragraph">
      <style:text-properties style:font-name="Liberation Sans1" fo:font-size="20pt" fo:language="en" fo:country="GB" fo:font-weight="bold" style:font-size-asian="24pt" style:font-weight-asian="bold" style:font-size-complex="24pt" style:font-weight-complex="bold"/>
    </style:style>
    <style:style style:name="P6" style:family="paragraph">
      <style:text-properties style:font-name="Liberation Sans1" fo:font-size="20pt" fo:font-weight="bold" style:font-size-asian="24pt" style:font-weight-asian="bold" style:font-size-complex="24pt" style:font-weight-complex="bold"/>
    </style:style>
    <style:style style:name="P7" style:family="paragraph">
      <style:text-properties style:font-name="Liberation Sans1" fo:font-size="20pt" fo:language="en" fo:country="GB" fo:font-weight="bold" style:font-weight-asian="bold" style:font-weight-complex="bold"/>
    </style:style>
    <style:style style:name="P8" style:family="paragraph">
      <style:text-properties fo:font-size="24pt" fo:language="en" fo:country="GB" style:font-size-asian="24pt" style:font-size-complex="24pt"/>
    </style:style>
    <style:style style:name="P9" style:family="paragraph">
      <style:text-properties fo:font-size="12pt"/>
    </style:style>
    <style:style style:name="P10" style:family="paragraph">
      <style:paragraph-properties fo:margin-left="0cm" fo:margin-right="0cm" fo:margin-top="0.111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1" style:family="paragraph">
      <style:paragraph-properties fo:margin-left="0cm" fo:margin-right="0cm" fo:margin-top="0.094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2" style:family="paragraph">
      <style:paragraph-properties fo:margin-left="0cm" fo:margin-right="0cm" fo:margin-top="0.0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T1" style:family="text">
      <style:text-properties fo:color="#000000" style:font-name="Times New Roman" fo:font-size="24pt" fo:language="pl" fo:country="PL" fo:font-weight="normal" style:font-name-asian="Times New Roman" style:font-size-asian="24pt" style:font-weight-asian="normal" style:font-name-complex="Times New Roman" style:font-size-complex="24pt" style:font-weight-complex="normal"/>
    </style:style>
    <style:style style:name="T2" style:family="text">
      <style:text-properties fo:color="#000000" style:font-name="Times New Roman" fo:font-size="22pt" fo:language="pl" fo:country="PL" fo:font-weight="normal" style:font-size-asian="22pt" style:font-weight-asian="normal" style:font-size-complex="22pt" style:font-weight-complex="normal"/>
    </style:style>
    <style:style style:name="T3" style:family="text">
      <style:text-properties fo:color="#000000" fo:font-size="18pt" fo:language="pl" fo:country="PL" fo:font-weight="normal" style:font-size-asian="18pt" style:font-weight-asian="normal" style:font-size-complex="18pt" style:font-weight-complex="normal"/>
    </style:style>
    <style:style style:name="T4" style:family="text">
      <style:text-properties fo:color="#000000" style:font-name="Arial2" fo:font-size="12pt" fo:language="pl" fo:country="PL" fo:font-weight="normal" style:font-size-asian="12pt" style:font-weight-asian="normal" style:font-size-complex="12pt" style:font-weight-complex="normal"/>
    </style:style>
    <style:style style:name="T5" style:family="text">
      <style:text-properties style:font-name="Liberation Sans1" fo:font-size="20pt" fo:language="en" fo:country="GB" fo:font-weight="bold" style:font-size-asian="24pt" style:font-weight-asian="bold" style:font-size-complex="24pt" style:font-weight-complex="bold"/>
    </style:style>
    <style:style style:name="T6" style:family="text">
      <style:text-properties style:font-name="Liberation Sans1" fo:font-size="20pt" fo:font-weight="bold" style:font-size-asian="24pt" style:font-weight-asian="bold" style:font-size-complex="24pt" style:font-weight-complex="bold"/>
    </style:style>
    <style:style style:name="T7" style:family="text">
      <style:text-properties fo:font-size="24pt" fo:language="en" fo:country="GB" style:font-size-asian="24pt" style:font-size-complex="24pt"/>
    </style:style>
    <style:style style:name="T8" style:family="text">
      <style:text-properties fo:color="#000000" style:text-outline="false" style:text-line-through-style="none" style:text-position="0% 100%" style:font-name="Verdana1" fo:font-size="24pt" fo:language="en" fo:country="GB" fo:font-style="normal" fo:text-shadow="none" style:text-underline-style="none" fo:font-weight="normal" style:font-name-asian="Lucida Sans Unicode1" style:font-size-asian="24pt" style:font-style-asian="normal" style:font-weight-asian="normal" style:font-name-complex="Lucida Sans Unicode1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6pt" style:font-size-asian="24pt" style:font-size-complex="24pt"/>
    </style:style>
    <style:style style:name="T10" style:family="text">
      <style:text-properties fo:color="#009900"/>
    </style:style>
    <style:style style:name="T11" style:family="text">
      <style:text-properties fo:color="#ff3333"/>
    </style:style>
    <style:style style:name="T12" style:family="text">
      <style:text-properties fo:color="#000000" style:text-outline="false" style:text-line-through-style="none" style:text-position="0% 100%" style:font-name="Verdana1" fo:font-size="18pt" fo:language="en" fo:country="US" fo:font-style="normal" fo:text-shadow="none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T13" style:family="text">
      <style:text-properties fo:color="#ff3333" style:text-outline="false" style:text-line-through-style="none" style:text-position="0% 100%" style:font-name="Verdana1" fo:font-size="22pt" fo:language="en" fo:country="US" fo:font-style="normal" fo:text-shadow="none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/>
    </style:style>
    <style:style style:name="T14" style:family="text">
      <style:text-properties fo:color="#000000" style:text-outline="false" style:text-line-through-style="none" style:text-position="0% 100%" style:font-name="Verdana1" fo:font-size="22pt" fo:language="en" fo:country="US" fo:font-style="normal" fo:text-shadow="none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/>
    </style:style>
    <style:style style:name="T15" style:family="text">
      <style:text-properties fo:color="#000000" style:text-outline="false" style:text-line-through-style="none" style:text-position="0% 100%" style:font-name="Verdana1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/>
    </style:style>
    <style:style style:name="T16" style:family="text">
      <style:text-properties fo:color="#000000" style:text-outline="false" style:text-line-through-style="none" style:text-position="0% 100%" style:font-name="Verdana1" fo:font-size="22pt" fo:font-style="normal" fo:text-shadow="none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/>
    </style:style>
    <style:style style:name="T17" style:family="text">
      <style:text-properties fo:color="#000000" style:text-outline="false" style:text-line-through-style="none" style:text-position="0% 100%" style:font-name="Verdana1" fo:font-size="20pt" fo:font-style="normal" fo:text-shadow="none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/>
    </style:style>
    <text:list-style style:name="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Verdana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3.81cm" text:min-label-width="0.635cm"/>
        <style:text-properties style:font-name="Verdana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Verdana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omyślnie" presentation:presentation-page-layout-name="AL1T32" presentation:use-date-time-name="dtd1">
        <office:forms form:automatic-focus="false" form:apply-design-mode="false"/>
        <draw:custom-shape draw:name="Text Box 1" draw:style-name="gr1" draw:text-style-name="P2" draw:layer="layout" svg:width="18.851cm" svg:height="6.747cm" svg:x="5.755cm" svg:y="6.747cm">
          <text:p text:style-name="P1"><text:span text:style-name="T1"><text:line-break/></text:span><text:span text:style-name="T1"><text:line-break/></text:span><text:span text:style-name="T1"> </text:span><text:span text:style-name="T1"><text:line-break/></text:span><text:span text:style-name="T1"> </text:span></text:p>
          <draw:enhanced-geometry svg:viewBox="0 0 21600 21600" draw:type="mso-spt202" draw:enhanced-path="M 0 0 L 21600 0 21600 21600 0 21600 0 0 Z N"/>
        </draw:custom-shape>
        <draw:custom-shape draw:name="Rectangle 2" draw:style-name="gr1" draw:text-style-name="P2" draw:layer="layout" svg:width="16.743cm" svg:height="4.348cm" svg:x="5.755cm" svg:y="13.692cm">
          <text:p text:style-name="P3"><text:span text:style-name="T2"><text:line-break/></text:span><text:span text:style-name="T2"><text:line-break/></text:span><text:span text:style-name="T2"/></text:p>
          <text:p text:style-name="P3"><text:span text:style-name="T3"/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ustom-shape draw:name="Rectangle 3" draw:style-name="gr2" draw:text-style-name="P2" draw:layer="layout" svg:width="17.105cm" svg:height="2.333cm" svg:x="6.196cm" svg:y="15.09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19.989cm" svg:height="15.404cm" svg:x="4.1cm" svg:y="1.447cm" presentation:class="subtitle">
          <draw:text-box>
            <text:p>ModFEM code development 2015/2016</text:p>
          </draw:text-box>
        </draw:frame>
        <presentation:notes draw:style-name="dp2">
          <draw:custom-shape draw:name="Rectangle 15" draw:style-name="gr3" draw:text-style-name="P2" draw:layer="layout" svg:width="8.215cm" svg:height="1.341cm" svg:x="10.791cm" svg:y="26.233cm">
            <text:p text:style-name="P4"><text:span text:style-name="T4"><text:page-number>&lt;num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2" draw:layer="layout" svg:width="13.812cm" svg:height="10.358cm" svg:x="2.619cm" svg:y="2.073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2cm" svg:height="12.649cm" svg:x="1.905cm" svg:y="13.122cm" presentation:class="notes" presentation:placeholder="true">
            <draw:text-box/>
          </draw:frame>
        </presentation:notes>
      </draw:page>
      <draw:page draw:name="page2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3" draw:layer="layout" svg:width="19.989cm" svg:height="2.837cm" svg:x="4.1cm" svg:y="1.192cm" presentation:class="title">
          <draw:text-box>
            <text:p>Target</text:p>
          </draw:text-box>
        </draw:frame>
        <draw:frame presentation:style-name="pr4" draw:text-style-name="P5" draw:layer="layout" svg:width="22.589cm" svg:height="13.389cm" svg:x="1.5cm" svg:y="4.323cm" presentation:class="outline" presentation:user-transformed="true">
          <draw:text-box>
            <text:list text:style-name="L4">
              <text:list-item>
                <text:p text:style-name="P5"><text:span text:style-name="T5">Working versions of the code for: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5">NS_SUPG/heat (welding?, cooling?) </text:span></text:p>
                    <text:list>
                      <text:list-item>
                        <text:p text:style-name="P5"><text:span text:style-name="T5">parallel with message passing (KM, KC)</text:span></text:p>
                        <text:list>
                          <text:list-item>
                            <text:p text:style-name="P5"><text:span text:style-name="T5">hybrid mesh + remesh stubs (KM ???)</text:span></text:p>
                          </text:list-item>
                          <text:list-item>
                            <text:p text:style-name="P5"><text:span text:style-name="T5">MKB with LAD_BCRS (KC ???)</text:span></text:p>
                          </text:list-item>
                        </text:list>
                      </text:list-item>
                      <text:list-item>
                        <text:p text:style-name="P5"><text:span text:style-name="T5">free surface, mass transport – sequential (PC ???)</text:span></text:p>
                      </text:list-item>
                      <text:list-item>
                        <text:p text:style-name="P5"><text:span text:style-name="T5">VOF (AS ???)</text:span></text:p>
                      </text:list-item>
                      <text:list-item>
                        <text:p text:style-name="P5"><text:span text:style-name="T5">parallel free surface, mass transport (PC - ??????)</text:span></text:p>
                      </text:list-item>
                      <text:list-item>
                        <text:p text:style-name="P5"><text:span text:style-name="T5">internal boundaries (PC ??? - paper)</text:span></text:p>
                      </text:list-item>
                      <text:list-item>
                        <text:p text:style-name="P5"><text:span text:style-name="T5">turbulence (PC ???)</text:span></text:p>
                      </text:list-item>
                      <text:list-item>
                        <text:p text:style-name="P5"><text:span text:style-name="T5">phase transition !!! (AS)</text:span></text:p>
                      </text:list-item>
                      <text:list-item>
                        <text:p text:style-name="P5"><text:span text:style-name="T5">new preconditioner (KB, KC)</text:span></text:p>
                      </text:list-item>
                      <text:list-item>
                        <text:p text:style-name="P5"><text:span text:style-name="T5">suite of examples/tests (PC, AS, KC, KM, JB)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63cm" svg:height="10.319cm" svg:x="2.623cm" svg:y="2.073cm" draw:page-number="2" presentation:class="page"/>
          <draw:frame presentation:style-name="pr5" draw:layer="layout" svg:width="15.2cm" svg:height="12.398cm" svg:x="1.905cm" svg:y="13.122cm" presentation:class="notes" presentation:placeholder="true">
            <draw:text-box/>
          </draw:frame>
        </presentation:notes>
      </draw:page>
      <draw:page draw:name="page3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3" draw:layer="layout" svg:width="19.989cm" svg:height="2.837cm" svg:x="4.1cm" svg:y="1.192cm" presentation:class="title">
          <draw:text-box>
            <text:p>Target</text:p>
          </draw:text-box>
        </draw:frame>
        <draw:frame presentation:style-name="pr4" draw:text-style-name="P6" draw:layer="layout" svg:width="23.7cm" svg:height="13.497cm" svg:x="1.3cm" svg:y="4.523cm" presentation:class="outline" presentation:user-transformed="true">
          <draw:text-box>
            <text:list text:style-name="L4">
              <text:list-item>
                <text:p text:style-name="P6"><text:span text:style-name="T6">Working versions of the code: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6">plast_flow + heat </text:span></text:p>
                    <text:list>
                      <text:list-item>
                        <text:p text:style-name="P6"><text:span text:style-name="T6">formulation (AS), mixed approximation (AS+JB)</text:span></text:p>
                      </text:list-item>
                      <text:list-item>
                        <text:p text:style-name="P6"><text:span text:style-name="T6">traction boundary conditions (AS)</text:span></text:p>
                      </text:list-item>
                    </text:list>
                  </text:list-item>
                  <text:list-item>
                    <text:p text:style-name="P6"><text:span text:style-name="T6">GUI (ŁR)</text:span></text:p>
                  </text:list-item>
                  <text:list-item>
                    <text:p text:style-name="P6"><text:span text:style-name="T6">Importing files (KM)</text:span></text:p>
                  </text:list-item>
                  <text:list-item>
                    <text:p text:style-name="P6"><text:span text:style-name="T6">Parallel versions </text:span></text:p>
                    <text:list>
                      <text:list-item>
                        <text:p text:style-name="P6"><text:span text:style-name="T6">Shared memory (OpenMP, OpenCL? - KC, JB, FK)</text:span></text:p>
                      </text:list-item>
                      <text:list-item>
                        <text:p text:style-name="P6"><text:span text:style-name="T6">Distributed memory (KM)</text:span></text:p>
                      </text:list-item>
                      <text:list-item>
                        <text:p text:style-name="P6"><text:span text:style-name="T6">Massively multi-threaded (OpenCL, CUDA? - KC, JB, FK)</text:span></text:p>
                      </text:list-item>
                    </text:list>
                  </text:list-item>
                  <text:list-item>
                    <text:p text:style-name="P6"><text:span text:style-name="T6">Exporting files (KM) + parallel checkpoint-restart</text:span></text:p>
                  </text:list-item>
                  <text:list-item>
                    <text:p text:style-name="P6"><text:span text:style-name="T6">Visualization (PM)</text:span></text:p>
                  </text:list-item>
                  <text:list-item>
                    <text:p text:style-name="P6"><text:span text:style-name="T6">Adaptivity (with remeshing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63cm" svg:height="10.319cm" svg:x="2.623cm" svg:y="2.073cm" draw:page-number="3" presentation:class="page"/>
          <draw:frame presentation:style-name="pr5" draw:layer="layout" svg:width="15.2cm" svg:height="12.398cm" svg:x="1.905cm" svg:y="13.122cm" presentation:class="notes" presentation:placeholder="true">
            <draw:text-box/>
          </draw:frame>
        </presentation:notes>
      </draw:page>
      <draw:page draw:name="page4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6" draw:layer="layout" svg:width="19.989cm" svg:height="2.576cm" svg:x="4.1cm" svg:y="1.322cm" presentation:class="title">
          <draw:text-box>
            <text:p>Target</text:p>
          </draw:text-box>
        </draw:frame>
        <draw:frame presentation:style-name="pr7" draw:text-style-name="P5" draw:layer="layout" svg:width="24cm" svg:height="11.309cm" svg:x="0.8cm" svg:y="4.523cm" presentation:class="outline" presentation:user-transformed="true">
          <draw:text-box>
            <text:list text:style-name="L4">
              <text:list-item>
                <text:p text:style-name="P5"><text:span text:style-name="T5">Solver (KC, JB):</text:span></text:p>
                <text:list>
                  <text:list-item>
                    <text:p text:style-name="P5"><text:span text:style-name="T5">renumbering for:</text:span></text:p>
                    <text:list>
                      <text:list-item>
                        <text:p text:style-name="P5"><text:span text:style-name="T5">parallel solution (MPI+OpenMP+OpenCL)</text:span></text:p>
                      </text:list-item>
                      <text:list-item>
                        <text:p text:style-name="P5"><text:span text:style-name="T5">NS_SUPG and plast_flow preconditioner</text:span></text:p>
                      </text:list-item>
                    </text:list>
                  </text:list-item>
                  <text:list-item>
                    <text:p text:style-name="P7"><text:span text:style-name="T5">assembly (and integration) <text:s/>with colouring and assembly tables (OpenMP+OpenCL, first order, second order)</text:span></text:p>
                  </text:list-item>
                  <text:list-item>
                    <text:p text:style-name="P7"><text:span text:style-name="T5">multithreading with OpenMP</text:span></text:p>
                  </text:list-item>
                  <text:list-item>
                    <text:p text:style-name="P7"><text:span text:style-name="T5">OpenCL, CUDA</text:span></text:p>
                  </text:list-item>
                  <text:list-item>
                    <text:p text:style-name="P7"><text:span text:style-name="T5">direct solvers interacting with the iterative solver</text:span></text:p>
                  </text:list-item>
                  <text:list-item>
                    <text:p text:style-name="P7"><text:span text:style-name="T5">multi-GPU cluster solution for coupled problem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763cm" svg:height="10.319cm" svg:x="2.623cm" svg:y="2.073cm" draw:page-number="4" presentation:class="page"/>
          <draw:frame presentation:style-name="pr8" draw:layer="layout" svg:width="15.2cm" svg:height="12.388cm" svg:x="1.905cm" svg:y="13.122cm" presentation:class="notes" presentation:placeholder="true">
            <draw:text-box/>
          </draw:frame>
        </presentation:notes>
      </draw:page>
      <draw:page draw:name="page5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9" draw:layer="layout" svg:width="19.989cm" svg:height="2.586cm" svg:x="4.1cm" svg:y="1.317cm" presentation:class="title">
          <draw:text-box>
            <text:p>Publikacje, popularyzacja, itp.</text:p>
          </draw:text-box>
        </draw:frame>
        <draw:frame presentation:style-name="pr10" draw:text-style-name="P6" draw:layer="layout" svg:width="24.5cm" svg:height="13.587cm" svg:x="0.5cm" svg:y="4.123cm" presentation:class="outline" presentation:user-transformed="true">
          <draw:text-box>
            <text:list text:style-name="L4">
              <text:list-item>
                <text:p text:style-name="P6"><text:span text:style-name="T6">Konferencje, publikacje, koła naukowe, raporty:</text:span></text:p>
                <text:list>
                  <text:list-item>
                    <text:p text:style-name="P6"><text:span text:style-name="T6">wyniki PHI, Xeon – OpenMP versus OpenCL - FK</text:span></text:p>
                  </text:list-item>
                  <text:list-item>
                    <text:p text:style-name="P6"><text:span text:style-name="T6">wyniki GPU – shared memory + OpenCL – FK, JB</text:span></text:p>
                  </text:list-item>
                  <text:list-item>
                    <text:p text:style-name="P6"><text:span text:style-name="T6">ns_supg + turbulencja – PC</text:span></text:p>
                  </text:list-item>
                  <text:list-item>
                    <text:p text:style-name="P6"><text:span text:style-name="T6">ns_supg/heat + warunki kontaktu – PC</text:span></text:p>
                  </text:list-item>
                  <text:list-item>
                    <text:p text:style-name="P6"><text:span text:style-name="T6">plast_flow – mixed versus stabilized formulations – AS</text:span></text:p>
                  </text:list-item>
                  <text:list-item>
                    <text:p text:style-name="P6"><text:span text:style-name="T6">ns_supg/heat - scalability study for hybrid meshes – KM</text:span></text:p>
                  </text:list-item>
                  <text:list-item>
                    <text:p text:style-name="P6"><text:span text:style-name="T6">ns_supg/heat – load balancing for hybrid meshes – KM </text:span></text:p>
                  </text:list-item>
                  <text:list-item>
                    <text:p text:style-name="P6"><text:span text:style-name="T6">assembling for hp adaptivity, etc. - KC</text:span></text:p>
                  </text:list-item>
                  <text:list-item>
                    <text:p text:style-name="P6"><text:span text:style-name="T6">integration for heat + ns_supg on GPU – JB</text:span></text:p>
                  </text:list-item>
                  <text:list-item>
                    <text:p text:style-name="P6"><text:span text:style-name="T6">integration for 2nd order approximation on GPU – JB</text:span></text:p>
                  </text:list-item>
                  <text:list-item>
                    <text:p text:style-name="P6"><text:span text:style-name="T6">assembly on GPU and multi-GPU – JB, KC</text:span></text:p>
                  </text:list-item>
                  <text:list-item>
                    <text:p text:style-name="P6"><text:span text:style-name="T6">amg with mkb - D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63cm" svg:height="10.319cm" svg:x="2.623cm" svg:y="2.073cm" draw:page-number="5" presentation:class="page"/>
          <draw:frame presentation:style-name="pr5" draw:layer="layout" svg:width="15.2cm" svg:height="12.398cm" svg:x="1.905cm" svg:y="13.122cm" presentation:class="notes" presentation:placeholder="true">
            <draw:text-box/>
          </draw:frame>
        </presentation:notes>
      </draw:page>
      <draw:page draw:name="page6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9" draw:layer="layout" svg:width="19.989cm" svg:height="2.586cm" svg:x="4.1cm" svg:y="1.317cm" presentation:class="title">
          <draw:text-box>
            <text:p>Doktoraty - KM</text:p>
          </draw:text-box>
        </draw:frame>
        <draw:frame presentation:style-name="pr11" draw:text-style-name="P8" draw:layer="layout" svg:width="19.989cm" svg:height="12.843cm" svg:x="4.1cm" svg:y="4.523cm" presentation:class="outline">
          <draw:text-box>
            <text:list text:style-name="L4">
              <text:list-item>
                <text:p><text:span text:style-name="T7">Working version MPI-OpenMP</text:span></text:p>
              </text:list-item>
              <text:list-item>
                <text:p><text:span text:style-name="T7">Analysis OpenMP with SIMD directives</text:span></text:p>
                <text:list>
                  <text:list-item>
                    <text:p><text:span text:style-name="T7">profiles</text:span></text:p>
                  </text:list-item>
                </text:list>
              </text:list-item>
              <text:list-item>
                <text:p><text:span text:style-name="T7">Final redaction</text:span></text:p>
              </text:list-item>
              <text:list-item>
                <text:p><text:span text:style-name="T7">-----------------</text:span></text:p>
              </text:list-item>
              <text:list-item>
                <text:p><text:span text:style-name="T7">Parallel input-output (checkpoint-restart)</text:span></text:p>
              </text:list-item>
              <text:list-item>
                <text:p><text:span text:style-name="T7">Parallel visualization</text:span></text:p>
              </text:list-item>
              <text:list-item>
                <text:p><text:span text:style-name="T8">Interakcja z pakietem/ami Open Source</text:span></text:p>
              </text:list-item>
              <text:list-item>
                <text:p><text:span text:style-name="T7">Adaptacja plast_flow (remeshing)</text:span></text:p>
              </text:list-item>
            </text:list>
          </draw:text-box>
        </draw:frame>
        <presentation:notes draw:style-name="dp2">
          <draw:page-thumbnail draw:style-name="gr5" draw:layer="layout" svg:width="13.763cm" svg:height="10.319cm" svg:x="2.623cm" svg:y="2.073cm" draw:page-number="6" presentation:class="page"/>
          <draw:frame presentation:style-name="pr5" draw:layer="layout" svg:width="15.2cm" svg:height="12.398cm" svg:x="1.905cm" svg:y="13.122cm" presentation:class="notes" presentation:placeholder="true">
            <draw:text-box/>
          </draw:frame>
        </presentation:notes>
      </draw:page>
      <draw:page draw:name="page7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9" draw:layer="layout" svg:width="19.989cm" svg:height="2.586cm" svg:x="4.1cm" svg:y="1.317cm" presentation:class="title">
          <draw:text-box>
            <text:p>Doktoraty - PM</text:p>
          </draw:text-box>
        </draw:frame>
        <draw:frame presentation:style-name="pr11" draw:layer="layout" svg:width="19.989cm" svg:height="12.843cm" svg:x="4.1cm" svg:y="4.523cm" presentation:class="outline">
          <draw:text-box>
            <text:list text:style-name="L4">
              <text:list-item>
                <text:p>Tests</text:p>
              </text:list-item>
              <text:list-item>
                <text:p>Final redaction</text:p>
                <text:p/>
              </text:list-item>
            </text:list>
          </draw:text-box>
        </draw:frame>
        <presentation:notes draw:style-name="dp2">
          <draw:page-thumbnail draw:style-name="gr5" draw:layer="layout" svg:width="13.763cm" svg:height="10.319cm" svg:x="2.623cm" svg:y="2.073cm" draw:page-number="7" presentation:class="page"/>
          <draw:frame presentation:style-name="pr5" draw:layer="layout" svg:width="15.2cm" svg:height="12.398cm" svg:x="1.905cm" svg:y="13.122cm" presentation:class="notes" presentation:placeholder="true">
            <draw:text-box/>
          </draw:frame>
        </presentation:notes>
      </draw:page>
      <draw:page draw:name="page8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9" draw:layer="layout" svg:width="19.989cm" svg:height="2.586cm" svg:x="4.1cm" svg:y="1.317cm" presentation:class="title">
          <draw:text-box>
            <text:p>Doktoraty - PC</text:p>
          </draw:text-box>
        </draw:frame>
        <draw:frame presentation:style-name="pr11" draw:layer="layout" svg:width="19.989cm" svg:height="12.843cm" svg:x="4.1cm" svg:y="4.523cm" presentation:class="outline">
          <draw:text-box>
            <text:list text:style-name="L4">
              <text:list-item>
                <text:p>Testy ns_supg+heat</text:p>
              </text:list-item>
              <text:list-item>
                <text:p>Testy ns_supg+heat+ALE</text:p>
              </text:list-item>
              <text:list-item>
                <text:p>Ostateczna redakcja</text:p>
                <text:p>---------------------------</text:p>
              </text:list-item>
              <text:list-item>
                <text:p>Publikacje, raporty na podstawie testów – Innolot</text:p>
              </text:list-item>
              <text:list-item>
                <text:p>Turbulencja</text:p>
              </text:list-item>
              <text:list-item>
                <text:p>Warunek brzegowy kontaktu (poprawny!)</text:p>
              </text:list-item>
            </text:list>
          </draw:text-box>
        </draw:frame>
        <presentation:notes draw:style-name="dp2">
          <draw:page-thumbnail draw:style-name="gr5" draw:layer="layout" svg:width="13.763cm" svg:height="10.319cm" svg:x="2.623cm" svg:y="2.073cm" draw:page-number="8" presentation:class="page"/>
          <draw:frame presentation:style-name="pr5" draw:layer="layout" svg:width="15.2cm" svg:height="12.398cm" svg:x="1.905cm" svg:y="13.122cm" presentation:class="notes" presentation:placeholder="true">
            <draw:text-box/>
          </draw:frame>
        </presentation:notes>
      </draw:page>
      <draw:page draw:name="page9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9" draw:layer="layout" svg:width="19.989cm" svg:height="2.586cm" svg:x="4.1cm" svg:y="1.317cm" presentation:class="title">
          <draw:text-box>
            <text:p>Doktoraty FK</text:p>
          </draw:text-box>
        </draw:frame>
        <draw:frame presentation:style-name="pr11" draw:layer="layout" svg:width="19.989cm" svg:height="14.366cm" svg:x="4.1cm" svg:y="4.523cm" presentation:class="outline" presentation:user-transformed="true">
          <draw:text-box>
            <text:list text:style-name="L4">
              <text:list-item>
                <text:p>infrastruktura OpenCL</text:p>
                <text:list>
                  <text:list-item>
                    <text:p>numerical integration: CPU, GPU, PHI</text:p>
                  </text:list-item>
                  <text:list-item>
                    <text:p>numerical integration: prisms, tetra</text:p>
                  </text:list-item>
                </text:list>
              </text:list-item>
              <text:list-item>
                <text:p>auto-tuning</text:p>
              </text:list-item>
              <text:list-item>
                <text:p>OpenMP 4.0</text:p>
                <text:list>
                  <text:list-item>
                    <text:p>infrastruktura</text:p>
                  </text:list-item>
                  <text:list-item>
                    <text:p>całkowanie numeryczne (CPU, GPU, PHI)</text:p>
                  </text:list-item>
                </text:list>
              </text:list-item>
              <text:list-item>
                <text:p>ostateczna redakcja</text:p>
                <text:p>---------------------------</text:p>
              </text:list-item>
              <text:list-item>
                <text:p>std_lin – szacowanie błędu (ZZ) na GPU</text:p>
              </text:list-item>
              <text:list-item>
                <text:p>std_lin – projekcja (proj_sol_lev) na CPU</text:p>
                <text:p/>
              </text:list-item>
            </text:list>
          </draw:text-box>
        </draw:frame>
        <presentation:notes draw:style-name="dp2">
          <draw:page-thumbnail draw:style-name="gr5" draw:layer="layout" svg:width="13.763cm" svg:height="10.319cm" svg:x="2.623cm" svg:y="2.073cm" draw:page-number="9" presentation:class="page"/>
          <draw:frame presentation:style-name="pr5" draw:layer="layout" svg:width="15.2cm" svg:height="12.398cm" svg:x="1.905cm" svg:y="13.122cm" presentation:class="notes" presentation:placeholder="true">
            <draw:text-box/>
          </draw:frame>
        </presentation:notes>
      </draw:page>
      <draw:page draw:name="page10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9" draw:layer="layout" svg:width="19.989cm" svg:height="2.586cm" svg:x="4.1cm" svg:y="1.317cm" presentation:class="title">
          <draw:text-box>
            <text:p>Doktoraty - KC</text:p>
          </draw:text-box>
        </draw:frame>
        <draw:frame presentation:style-name="pr11" draw:layer="layout" svg:width="19.989cm" svg:height="14.423cm" svg:x="4.1cm" svg:y="4.223cm" presentation:class="outline" presentation:user-transformed="true">
          <draw:text-box>
            <text:list text:style-name="L4">
              <text:list-item>
                <text:p>assembling – CRS, Ellpack(?) (CPU, GPU)</text:p>
              </text:list-item>
              <text:list-item>
                <text:p>multi-grid solver (CPU, GPU)</text:p>
                <text:list>
                  <text:list-item>
                    <text:p>SpMV</text:p>
                  </text:list-item>
                  <text:list-item>
                    <text:p>GS iterations</text:p>
                  </text:list-item>
                  <text:list-item>
                    <text:p>ILU(0) iterations</text:p>
                  </text:list-item>
                  <text:list-item>
                    <text:p>projections (prolongation, restriction)</text:p>
                  </text:list-item>
                </text:list>
              </text:list-item>
              <text:list-item>
                <text:p>MPI-OpenMP-OpenCL implementation!!!</text:p>
                <text:p><text:span text:style-name="T9">------------------------------------------------------------------</text:span></text:p>
              </text:list-item>
              <text:list-item>
                <text:p>ctests</text:p>
                <text:list>
                  <text:list-item>
                    <text:p>maintenance</text:p>
                  </text:list-item>
                  <text:list-item>
                    <text:p>extensions</text:p>
                  </text:list-item>
                  <text:list-item>
                    <text:p>documentation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63cm" svg:height="10.319cm" svg:x="2.623cm" svg:y="2.073cm" draw:page-number="10" presentation:class="page"/>
          <draw:frame presentation:style-name="pr5" draw:layer="layout" svg:width="15.2cm" svg:height="12.398cm" svg:x="1.905cm" svg:y="13.122cm" presentation:class="notes" presentation:placeholder="true">
            <draw:text-box/>
          </draw:frame>
        </presentation:notes>
      </draw:page>
      <draw:page draw:name="page11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9" draw:layer="layout" svg:width="19.989cm" svg:height="2.586cm" svg:x="4.1cm" svg:y="1.317cm" presentation:class="title">
          <draw:text-box>
            <text:p>Doktoraty - JB</text:p>
          </draw:text-box>
        </draw:frame>
        <draw:frame presentation:style-name="pr11" draw:layer="layout" svg:width="19.989cm" svg:height="13.502cm" svg:x="4.1cm" svg:y="4.123cm" presentation:class="outline" presentation:user-transformed="true">
          <draw:text-box>
            <text:list text:style-name="L4">
              <text:list-item>
                <text:p>assembling 2nd_order (CPU, GPU)</text:p>
              </text:list-item>
              <text:list-item>
                <text:p>plast_flow – mixed formulation</text:p>
              </text:list-item>
              <text:list-item>
                <text:p>numerical integration 2nd_order</text:p>
                <text:list>
                  <text:list-item>
                    <text:p>1-entry – 1-thread </text:p>
                  </text:list-item>
                  <text:list-item>
                    <text:p>tetra, prisms</text:p>
                  </text:list-item>
                  <text:list-item>
                    <text:p>OpenCL (CPU, GPU, PHI), CUDA?</text:p>
                  </text:list-item>
                </text:list>
              </text:list-item>
              <text:list-item>
                <text:p>error estimation 2nd_order (CPU, GPU)</text:p>
              </text:list-item>
              <text:list-item>
                <text:p>ns_supg+heat – 2nd_order (CPU, GPU)</text:p>
                <text:p><text:span text:style-name="T9">----------------------------------------------------</text:span></text:p>
              </text:list-item>
              <text:list-item>
                <text:p>cmake</text:p>
                <text:list>
                  <text:list-item>
                    <text:p>extensions</text:p>
                  </text:list-item>
                  <text:list-item>
                    <text:p>docu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63cm" svg:height="10.319cm" svg:x="2.623cm" svg:y="2.073cm" draw:page-number="11" presentation:class="page"/>
          <draw:frame presentation:style-name="pr5" draw:layer="layout" svg:width="15.2cm" svg:height="12.398cm" svg:x="1.905cm" svg:y="13.122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12" draw:layer="layout" svg:width="19.831cm" svg:height="2.616cm" svg:x="4.298cm" svg:y="1.322cm" presentation:class="title">
          <draw:text-box>
            <text:p>Meshes</text:p>
          </draw:text-box>
        </draw:frame>
        <draw:frame presentation:style-name="pr13" draw:layer="layout" svg:width="23.5cm" svg:height="14.504cm" svg:x="1cm" svg:y="4cm" presentation:class="outline" presentation:user-transformed="true">
          <draw:text-box>
            <text:list text:style-name="L7">
              <text:list-item>
                <text:p><text:span text:style-name="T10">contact boundary condition</text:span></text:p>
              </text:list-item>
              <text:list-item>
                <text:p>reading/importing from commercial formats</text:p>
                <text:list>
                  <text:list-item>
                    <text:p><text:span text:style-name="T10">WSK – Ansys + contact BC (II 2015)</text:span></text:p>
                  </text:list-item>
                  <text:list-item>
                    <text:p>documentation, examples (10^6 elements)</text:p>
                  </text:list-item>
                </text:list>
              </text:list-item>
              <text:list-item>
                <text:p>integration with Open Source external packages</text:p>
                <text:list>
                  <text:list-item>
                    <text:p><text:span text:style-name="T11">gmsh?, netgen?, tetgen? (spring?)</text:span></text:p>
                  </text:list-item>
                  <text:list-item>
                    <text:p><text:span text:style-name="T12"><text:a xlink:href="http://www.robertschneiders.de/meshgeneration//software.html" xlink:type="simple">http://www.robertschneiders.de/meshgeneration//software.html</text:a></text:span></text:p>
                  </text:list-item>
                </text:list>
              </text:list-item>
              <text:list-item>
                <text:p><text:span text:style-name="T13">documentation (theory manual, user's guide) (summer)</text:span></text:p>
              </text:list-item>
              <text:list-item>
                <text:p><text:span text:style-name="T14">integration with PC code (summer?)</text:span></text:p>
                <text:list>
                  <text:list-item>
                    <text:p><text:span text:style-name="T14">industrial strength version (max 10 buttons)</text:span></text:p>
                  </text:list-item>
                  <text:list-item>
                    <text:p><text:span text:style-name="T14">export in ModFEM format (checkpoint-restart)</text:span></text:p>
                  </text:list-item>
                </text:list>
              </text:list-item>
              <text:list-item>
                <text:p><text:span text:style-name="T14">parallel checkpoint-restart (autumn)</text:span></text:p>
              </text:list-item>
              <text:list-item>
                <text:p><text:span text:style-name="T14">dynamic load balancing (2016)</text:span></text:p>
              </text:list-item>
            </text:list>
          </draw:text-box>
        </draw:frame>
        <presentation:notes draw:style-name="dp5">
          <draw:page-thumbnail draw:style-name="gr5" draw:layer="layout" svg:width="12.7cm" svg:height="9.526cm" svg:x="3.175cm" svg:y="1.904cm" draw:page-number="12" presentation:class="page"/>
          <draw:frame presentation:style-name="pr14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12" draw:layer="layout" svg:width="19.831cm" svg:height="2.616cm" svg:x="4.298cm" svg:y="1.322cm" presentation:class="title">
          <draw:text-box>
            <text:p>Aproximation</text:p>
          </draw:text-box>
        </draw:frame>
        <draw:frame presentation:style-name="pr13" draw:layer="layout" svg:width="22.5cm" svg:height="12.909cm" svg:x="1.5cm" svg:y="4.5cm" presentation:class="outline" presentation:user-transformed="true">
          <draw:text-box>
            <text:list text:style-name="L7">
              <text:list-item>
                <text:p>Linear approximation</text:p>
                <text:list>
                  <text:list-item>
                    <text:p>error estimation (ZZ) </text:p>
                    <text:list>
                      <text:list-item>
                        <text:p><text:span text:style-name="T11">OpenMP – II 2015</text:span></text:p>
                      </text:list-item>
                    </text:list>
                  </text:list-item>
                  <text:list-item>
                    <text:p>projections (prolongation, restriction)</text:p>
                    <text:list>
                      <text:list-item>
                        <text:p><text:span text:style-name="T11">OpenMP – III 2015</text:span></text:p>
                      </text:list-item>
                      <text:list-item>
                        <text:p><text:span text:style-name="T11">OpenCL(?) - IV 2015</text:span></text:p>
                      </text:list-item>
                    </text:list>
                  </text:list-item>
                </text:list>
              </text:list-item>
              <text:list-item>
                <text:p>Quadratic approximation</text:p>
                <text:list>
                  <text:list-item>
                    <text:p>error estimation (ZZ) </text:p>
                    <text:list>
                      <text:list-item>
                        <text:p>OpenMP - 2016</text:p>
                      </text:list-item>
                    </text:list>
                  </text:list-item>
                  <text:list-item>
                    <text:p>projections (prolongation, restriction)</text:p>
                    <text:list>
                      <text:list-item>
                        <text:p>OpenMP - </text:p>
                      </text:list-item>
                    </text:list>
                  </text:list-item>
                  <text:list-item>
                    <text:p>OpenCL(?)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2.7cm" svg:height="9.526cm" svg:x="3.175cm" svg:y="1.904cm" draw:page-number="13" presentation:class="page"/>
          <draw:frame presentation:style-name="pr14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12" draw:layer="layout" svg:width="19.831cm" svg:height="2.616cm" svg:x="4.298cm" svg:y="1.322cm" presentation:class="title">
          <draw:text-box>
            <text:p>Solwer</text:p>
          </draw:text-box>
        </draw:frame>
        <draw:frame presentation:style-name="pr13" draw:layer="layout" svg:width="23cm" svg:height="13.509cm" svg:x="1.5cm" svg:y="4.5cm" presentation:class="outline" presentation:user-transformed="true">
          <draw:text-box>
            <text:list text:style-name="L7">
              <text:list-item>
                <text:p>wersja OpenMP</text:p>
                <text:list>
                  <text:list-item>
                    <text:p><text:span text:style-name="T11">CRS, block_CRS – BLAS, ILU(0), GS - (II-III)</text:span></text:p>
                  </text:list-item>
                </text:list>
              </text:list-item>
              <text:list-item>
                <text:p>OpenCL (spring)</text:p>
                <text:list>
                  <text:list-item>
                    <text:p><text:span text:style-name="T11">CRS, ELLPACK, other? (spring)</text:span></text:p>
                    <text:list>
                      <text:list-item>
                        <text:p><text:span text:style-name="T11">assembling</text:span></text:p>
                      </text:list-item>
                      <text:list-item>
                        <text:p><text:span text:style-name="T11">BLAS, ILU(0), GS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geometric multigrid - OpenMP</text:span></text:p>
                <text:list>
                  <text:list-item>
                    <text:p><text:span text:style-name="T11">prolongation and restriction from approximation</text:span></text:p>
                  </text:list-item>
                  <text:list-item>
                    <text:p><text:span text:style-name="T11">system matrix from integration on coarse elements</text:span></text:p>
                  </text:list-item>
                  <text:list-item>
                    <text:p><text:span text:style-name="T11">example case: heat equation, ns_supg</text:span></text:p>
                  </text:list-item>
                </text:list>
              </text:list-item>
              <text:list-item>
                <text:p>preconditioning ns_supg (summer)</text:p>
              </text:list-item>
              <text:list-item>
                <text:p>PARDISO interface (autumn)</text:p>
              </text:list-item>
            </text:list>
          </draw:text-box>
        </draw:frame>
        <presentation:notes draw:style-name="dp5">
          <draw:page-thumbnail draw:style-name="gr5" draw:layer="layout" svg:width="12.7cm" svg:height="9.526cm" svg:x="3.175cm" svg:y="1.904cm" draw:page-number="14" presentation:class="page"/>
          <draw:frame presentation:style-name="pr14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presentation:style-name="pr12" draw:layer="layout" svg:width="19.831cm" svg:height="2.616cm" svg:x="4.298cm" svg:y="1.322cm" presentation:class="title">
          <draw:text-box>
            <text:p>Solwer</text:p>
          </draw:text-box>
        </draw:frame>
        <draw:frame presentation:style-name="pr13" draw:layer="layout" svg:width="23cm" svg:height="12.808cm" svg:x="1.5cm" svg:y="4.5cm" presentation:class="outline" presentation:user-transformed="true">
          <draw:text-box>
            <text:list text:style-name="L7">
              <text:list-item>
                <text:p>algebraic multigrid</text:p>
                <text:list>
                  <text:list-item>
                    <text:p><text:span text:style-name="T10">grid coarsening algorithms</text:span></text:p>
                  </text:list-item>
                  <text:list-item>
                    <text:p>prolongation, restriction</text:p>
                  </text:list-item>
                  <text:list-item>
                    <text:p>Galerkin projection</text:p>
                  </text:list-item>
                  <text:list-item>
                    <text:p>generic interface </text:p>
                    <text:list>
                      <text:list-item>
                        <text:p>interaction with external software (e.g. MP solver)</text:p>
                      </text:list-item>
                      <text:list-item>
                        <text:p>interaction with FEM codes (ModFEM) </text:p>
                      </text:list-item>
                    </text:list>
                  </text:list-item>
                  <text:list-item>
                    <text:p>interface with BLAS for MKIS</text:p>
                  </text:list-item>
                  <text:list-item>
                    <text:p>example cases:</text:p>
                    <text:list>
                      <text:list-item>
                        <text:p>heat</text:p>
                      </text:list-item>
                      <text:list-item>
                        <text:p>ns_supg</text:p>
                      </text:list-item>
                      <text:list-item>
                        <text:p>ns_supg_hea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2.7cm" svg:height="9.526cm" svg:x="3.175cm" svg:y="1.904cm" draw:page-number="15" presentation:class="page"/>
          <draw:frame presentation:style-name="pr14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12" draw:layer="layout" svg:width="19.831cm" svg:height="2.616cm" svg:x="4.298cm" svg:y="1.322cm" presentation:class="title">
          <draw:text-box>
            <text:p>Problem modules</text:p>
          </draw:text-box>
        </draw:frame>
        <draw:frame presentation:style-name="pr13" draw:layer="layout" svg:width="22.5cm" svg:height="11.309cm" svg:x="1.5cm" svg:y="4.5cm" presentation:class="outline" presentation:user-transformed="true">
          <draw:text-box>
            <text:list text:style-name="L7">
              <text:list-item>
                <text:p>Documentation (WSK):</text:p>
                <text:list>
                  <text:list-item>
                    <text:p><text:span text:style-name="T11">ns_supg, heat, ns_supg_heat</text:span></text:p>
                  </text:list-item>
                </text:list>
              </text:list-item>
              <text:list-item>
                <text:p>Test OpenCL</text:p>
                <text:list>
                  <text:list-item>
                    <text:p><text:span text:style-name="T11">heat</text:span></text:p>
                  </text:list-item>
                  <text:list-item>
                    <text:p><text:span text:style-name="T11">ns_supg</text:span></text:p>
                  </text:list-item>
                  <text:list-item>
                    <text:p><text:span text:style-name="T11">ns_supg_heat</text:span></text:p>
                  </text:list-item>
                </text:list>
              </text:list-item>
              <text:list-item>
                <text:p><text:span text:style-name="T11">New problem module for “coupled thermo-mechanical finite element formulation for incompressible plastic material”</text:span></text:p>
              </text:list-item>
            </text:list>
            <text:p/>
          </draw:text-box>
        </draw:frame>
        <presentation:notes draw:style-name="dp5">
          <draw:page-thumbnail draw:style-name="gr5" draw:layer="layout" svg:width="12.7cm" svg:height="9.526cm" svg:x="3.175cm" svg:y="1.904cm" draw:page-number="16" presentation:class="page"/>
          <draw:frame presentation:style-name="pr14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12" draw:layer="layout" svg:width="19.831cm" svg:height="2.616cm" svg:x="4.298cm" svg:y="1.322cm" presentation:class="title">
          <draw:text-box>
            <text:p>Execution environment</text:p>
          </draw:text-box>
        </draw:frame>
        <draw:frame presentation:style-name="pr13" draw:layer="layout" svg:width="22.5cm" svg:height="11.309cm" svg:x="1.5cm" svg:y="4.5cm" presentation:class="outline" presentation:user-transformed="true">
          <draw:text-box>
            <text:list text:style-name="L7">
              <text:list-item>
                <text:p>SVN, CMake</text:p>
                <text:list>
                  <text:list-item>
                    <text:p><text:span text:style-name="T10">MPI + OpenMP</text:span></text:p>
                  </text:list-item>
                  <text:list-item>
                    <text:p><text:span text:style-name="T10">MPI + OpenMP + OpenCL</text:span></text:p>
                  </text:list-item>
                  <text:list-item>
                    <text:p><text:span text:style-name="T10">manuals</text:span></text:p>
                  </text:list-item>
                </text:list>
              </text:list-item>
              <text:list-item>
                <text:p>Scripts</text:p>
                <text:list>
                  <text:list-item>
                    <text:p><text:span text:style-name="T11">MPI</text:span></text:p>
                  </text:list-item>
                  <text:list-item>
                    <text:p><text:span text:style-name="T11">OpenCL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2.7cm" svg:height="9.526cm" svg:x="3.175cm" svg:y="1.904cm" draw:page-number="17" presentation:class="page"/>
          <draw:frame presentation:style-name="pr14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presentation:style-name="pr12" draw:layer="layout" svg:width="19.831cm" svg:height="2.616cm" svg:x="4.298cm" svg:y="1.322cm" presentation:class="title">
          <draw:text-box>
            <text:p>Examples and tests</text:p>
          </draw:text-box>
        </draw:frame>
        <draw:frame presentation:style-name="pr13" draw:layer="layout" svg:width="22.5cm" svg:height="13.611cm" svg:x="1.5cm" svg:y="4.1cm" presentation:class="outline" presentation:user-transformed="true">
          <draw:text-box>
            <text:list text:style-name="L7">
              <text:list-item>
                <text:p text:style-name="P10"><text:span text:style-name="T15">Coverage:</text:span></text:p>
                <text:list>
                  <text:list-item>
                    <text:p text:style-name="P11"><text:span text:style-name="T16">mesh management (parallel with load balancing)</text:span></text:p>
                  </text:list-item>
                  <text:list-item>
                    <text:p text:style-name="P11"><text:span text:style-name="T16">approximation: DG, std, quad </text:span></text:p>
                    <text:list>
                      <text:list-item>
                        <text:p text:style-name="P12"><text:span text:style-name="T17">convergence</text:span></text:p>
                      </text:list-item>
                      <text:list-item>
                        <text:p text:style-name="P12"><text:span text:style-name="T17">constrained (R, 100, S)</text:span></text:p>
                      </text:list-item>
                    </text:list>
                  </text:list-item>
                  <text:list-item>
                    <text:p text:style-name="P11"><text:span text:style-name="T16">adaptivity: error estimation, strategies</text:span></text:p>
                  </text:list-item>
                  <text:list-item>
                    <text:p text:style-name="P11"><text:span text:style-name="T16">time integration: Euler, Crank-Nicholson, time-step adaptivity, local time-stepping</text:span></text:p>
                  </text:list-item>
                  <text:list-item>
                    <text:p text:style-name="P11"><text:span text:style-name="T16">non-linear solver: strategies</text:span></text:p>
                  </text:list-item>
                  <text:list-item>
                    <text:p text:style-name="P11"><text:span text:style-name="T16">linear equations solver: solvers, preconditioners, strategies, run-time configuration</text:span></text:p>
                  </text:list-item>
                  <text:list-item>
                    <text:p text:style-name="P11"><text:span text:style-name="T16">problems: </text:span></text:p>
                    <text:list>
                      <text:list-item>
                        <text:p text:style-name="P12"><text:span text:style-name="T17">conv-diff, heat, ns_supg, ns_supg_heat</text:span></text:p>
                      </text:list-item>
                      <text:list-item>
                        <text:p text:style-name="P12"><text:span text:style-name="T17">plasticit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2.7cm" svg:height="9.526cm" svg:x="3.175cm" svg:y="1.904cm" draw:page-number="18" presentation:class="page"/>
          <draw:frame presentation:style-name="pr14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OpenSymbol2" svg:font-family="OpenSymbol, 'Arial Unicode MS'"/>
    <style:font-face style:name="Arial2" svg:font-family="Arial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Verdana2" svg:font-family="Verdan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Regularna" style:font-family-generic="roman" style:font-pitch="variable"/>
    <style:font-face style:name="Lucida Sans Unicode2" svg:font-family="'Lucida Sans Unicode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adornments="Regularna" style:font-family-generic="swiss" style:font-pitch="variable"/>
    <style:font-face style:name="Lucida Sans Unicode1" svg:font-family="'Lucida Sans Unicode'" style:font-family-generic="swiss" style:font-pitch="variable"/>
    <style:font-face style:name="Times New Roman2" svg:font-family="'Times New Roman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Bitmape_20_1" draw:display-name="Bitmape 1" xlink:href="Pictures/10000000000005DC0000046539121F6D.png" xlink:type="simple" xlink:show="embed" xlink:actuate="onLoad"/>
    <draw:fill-image draw:name="Bitmape_20_2" draw:display-name="Bitmape 2" xlink:href="Pictures/10000000000005DC00000465B1AF3A35.jp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style:font-name="Verdana1" fo:font-family="Verdana" style:font-family-generic="swiss" style:font-pitch="variable" fo:font-size="28pt" fo:font-style="normal" fo:text-shadow="none" style:text-underline-style="none" fo:font-weight="bold" style:font-name-asian="Lucida Sans Unicode1" style:font-family-asian="'Lucida Sans Unicode'" style:font-family-generic-asian="swiss" style:font-pitch-asian="variable" style:font-size-asian="28pt" style:font-style-asian="normal" style:font-weight-asian="bold" style:font-name-complex="Lucida Sans Unicode1" style:font-family-complex="'Lucida Sans Unicode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Lohit Hindi1" style:font-family-asian="'Lohit Hindi'" style:font-pitch-asian="variable" style:language-asian="hi" style:country-asian="IN"/>
    </style:style>
    <style:style style:name="Łącze_20_internetowe" style:display-name="Łącze internetowe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ymbole_20_wypunktowania" style:display-name="Symbole wypunktowania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Indeks" style:family="graphic">
      <style:paragraph-properties style:text-autospace="none"/>
      <style:text-properties style:font-name-asian="Lohit Hindi2" style:font-family-asian="'Lohit Hindi'"/>
    </style:style>
    <style:style style:name="Podpis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a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Główka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style:font-name-asian="Lohit Hindi1" style:font-family-asian="'Lohit Hindi'" style:font-pitch-asian="variable" style:font-size-asian="14pt"/>
    </style:style>
    <style:style style:name="Domyślnie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omyślnie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omyślnie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style:font-name="Verdana1" fo:font-family="Verdana" style:font-family-generic="swiss" style:font-pitch="variable" fo:font-size="28pt" fo:font-style="normal" fo:text-shadow="none" style:text-underline-style="none" fo:font-weight="bold" style:font-name-asian="Lucida Sans Unicode1" style:font-family-asian="'Lucida Sans Unicode'" style:font-family-generic-asian="swiss" style:font-pitch-asian="variable" style:font-size-asian="28pt" style:font-style-asian="normal" style:font-weight-asian="bold" style:font-name-complex="Lucida Sans Unicode1" style:font-family-complex="'Lucida Sans Unicode'" style:font-family-generic-complex="swiss" style:font-pitch-complex="variable" style:font-size-complex="28pt" style:font-style-complex="normal" style:font-weight-complex="bold" style:font-relief="none"/>
    </style:style>
    <style:style style:name="Domyślnie-notes" style:family="presentation">
      <style:graphic-properties draw:stroke="none" draw:fill="none" fo:padding-top="0.13cm" fo:padding-bottom="0.13cm" fo:padding-left="0.25cm" fo:padding-right="0.25cm">
        <text:list-style style:name="Domyślnie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fo:padding-top="0.13cm" fo:padding-bottom="0.13cm" fo:padding-left="0.25cm" fo:padding-right="0.25cm">
        <text:list-style style:name="Domyślnie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4pt" style:font-style-asian="normal" style:font-weight-asian="normal" style:font-name-complex="Lucida Sans Unicode1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22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2pt" style:font-style-asian="normal" style:font-weight-asian="normal" style:font-name-complex="Lucida Sans Unicode1" style:font-family-complex="'Lucida Sans Unicode'" style:font-family-generic-complex="swiss" style:font-pitch-complex="variable" style:font-size-complex="22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0pt" style:font-style-asian="normal" style:font-weight-asian="normal" style:font-name-complex="Lucida Sans Unicode1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0pt" style:font-style-asian="normal" style:font-weight-asian="normal" style:font-name-complex="Lucida Sans Unicode1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16pt" style:font-style-asian="normal" style:font-weight-asian="normal" style:font-name-complex="Lucida Sans Unicode1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16pt" style:font-style-asian="normal" style:font-weight-asian="normal" style:font-name-complex="Lucida Sans Unicode1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16pt" style:font-style-asian="normal" style:font-weight-asian="normal" style:font-name-complex="Lucida Sans Unicode1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16pt" style:font-style-asian="normal" style:font-weight-asian="normal" style:font-name-complex="Lucida Sans Unicode1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16pt" style:font-style-asian="normal" style:font-weight-asian="normal" style:font-name-complex="Lucida Sans Unicode1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4pt" style:font-style-asian="normal" style:font-weight-asian="normal" style:font-name-complex="Lucida Sans Unicode1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omyślnie-title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4pt" fo:font-style="normal" fo:text-shadow="none" style:text-underline-style="none" fo:font-weight="bold" style:font-name-asian="Lucida Sans Unicode1" style:font-family-asian="'Lucida Sans Unicode'" style:font-family-generic-asian="swiss" style:font-pitch-asian="variable" style:font-size-asian="24pt" style:font-style-asian="normal" style:font-weight-asian="bold" style:font-name-complex="Lucida Sans Unicode1" style:font-family-complex="'Lucida Sans Unicode'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cm" fo:padding-bottom="0.13cm" fo:padding-left="0.25cm" fo:padding-right="0.25cm">
        <text:list-style style:name="Default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fo:padding-top="0.13cm" fo:padding-bottom="0.13cm" fo:padding-left="0.25cm" fo:padding-right="0.25cm">
        <text:list-style style:name="Default-outline1">
          <text:list-level-style-bullet text:level="1" text:bullet-char="●">
            <style:list-level-properties text:min-label-width="0.952cm"/>
            <style:text-properties fo:font-family="StarSymbol" style:font-charset="x-symbol" fo:color="#000000" fo:font-size="45%"/>
          </text:list-level-style-bullet>
          <text:list-level-style-bullet text:level="2" text:bullet-char="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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3.81cm" text:min-label-width="0.635cm"/>
            <style:text-properties style:font-name="Verdana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Verdana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Verdana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Verdana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Verdana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Verdana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Verdana1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style:font-name="Verdana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2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2pt" style:font-style-asian="normal" style:font-weight-asian="bold" style:font-name-complex="DejaVu Sans" style:font-family-complex="'DejaVu Sans'" style:font-family-generic-complex="system" style:font-pitch-complex="variable" style:font-size-complex="2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7.6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7.63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8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81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omyślnie-backgroundobjects">
      <style:graphic-properties draw:stroke="none" draw:fill="none" draw:fill-color="#ffffff" draw:textarea-horizontal-align="justify" draw:textarea-vertical-align="top" draw:auto-grow-height="false" draw:auto-grow-width="false" fo:min-height="1.285cm" fo:min-width="0cm" fo:padding-top="0.13cm" fo:padding-bottom="0.13cm" fo:padding-left="0.25cm" fo:padding-right="0.25cm" fo:wrap-option="wrap" draw:shadow="hidden"/>
    </style:style>
    <style:style style:name="Mpr2" style:family="presentation" style:parent-style-name="Domyślnie-backgroundobjects">
      <style:graphic-properties draw:stroke="none" draw:fill="none" draw:fill-color="#ffffff" draw:textarea-horizontal-align="justify" draw:textarea-vertical-align="top" draw:auto-grow-height="false" draw:auto-grow-width="false" fo:min-height="1.343cm" fo:min-width="0cm" fo:padding-top="0.13cm" fo:padding-bottom="0.13cm" fo:padding-left="0.25cm" fo:padding-right="0.25cm" fo:wrap-option="wrap" draw:shadow="hidden"/>
    </style:style>
    <style:style style:name="Mpr3" style:family="presentation" style:parent-style-name="Domyślnie-backgroundobjects">
      <style:graphic-properties draw:stroke="none" draw:fill="none" draw:fill-color="#ffffff" draw:textarea-horizontal-align="justify" draw:textarea-vertical-align="bottom" draw:auto-grow-height="false" draw:auto-grow-width="false" fo:min-height="1.343cm" fo:min-width="0cm" fo:padding-top="0.13cm" fo:padding-bottom="0.13cm" fo:padding-left="0.25cm" fo:padding-right="0.25cm" fo:wrap-option="wrap" draw:shadow="hidden"/>
    </style:style>
    <style:style style:name="Mpr4" style:family="presentation" style:parent-style-name="Default-backgroundobjects" style:list-style-name="ML2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-backgroundobjects" style:list-style-name="ML2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Default-backgroundobjects" style:list-style-name="ML2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line-height="100%" fo:text-indent="0cm" style:writing-mode="lr-tb"/>
    </style:style>
    <style:style style:name="MP10" style:family="paragraph">
      <style:paragraph-properties fo:margin-left="0cm" fo:margin-right="0cm" fo:line-height="100%" fo:text-align="center" fo:text-indent="0cm" style:writing-mode="lr-tb"/>
    </style:style>
    <style:style style:name="MP11" style:family="paragraph">
      <style:paragraph-properties fo:margin-left="0cm" fo:margin-right="0cm" fo:line-height="100%" fo:text-align="end" fo:text-indent="0cm" style:writing-mode="lr-tb"/>
    </style:style>
    <style:style style:name="MP12" style:family="paragraph">
      <style:paragraph-properties fo:margin-left="0cm" fo:margin-right="0cm" fo:text-indent="0cm" style:writing-mode="lr-tb"/>
    </style:style>
    <style:style style:name="MP13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4pt" fo:language="pl" fo:country="PL" fo:font-weight="normal" style:font-size-asian="14pt" style:font-weight-asian="normal" style:font-size-complex="14pt" style:font-weight-complex="normal"/>
    </style:style>
    <style:style style:name="MT3" style:family="text">
      <style:text-properties fo:color="#000000" style:font-name="Arial2" fo:font-size="12pt" fo:language="pl" fo:country="PL" fo:font-weight="normal" style:font-size-asian="12pt" style:font-weight-asian="normal" style:font-size-complex="12pt" style:font-weight-complex="normal"/>
    </style:style>
    <style:style style:name="MT4" style:family="text">
      <style:text-properties style:font-name="Verdana1" fo:font-size="14pt" style:font-size-asian="14pt" style:font-size-complex="14pt"/>
    </style:style>
    <style:style style:name="MT5" style:family="text">
      <style:text-properties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Verdana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85cm" draw:page-number="1"/>
      <draw:page-thumbnail draw:layer="backgroundobjects" svg:width="8.024cm" svg:height="6.017cm" svg:x="1cm" svg:y="10.806cm"/>
      <draw:page-thumbnail draw:layer="backgroundobjects" svg:width="8.024cm" svg:height="6.017cm" svg:x="1cm" svg:y="18.762cm"/>
      <draw:page-thumbnail draw:layer="backgroundobjects" svg:width="8.024cm" svg:height="6.017cm" svg:x="10.025cm" svg:y="2.85cm"/>
      <draw:page-thumbnail draw:layer="backgroundobjects" svg:width="8.024cm" svg:height="6.017cm" svg:x="10.025cm" svg:y="10.806cm"/>
      <draw:page-thumbnail draw:layer="backgroundobjects" svg:width="8.024cm" svg:height="6.017cm" svg:x="10.025cm" svg:y="18.762cm"/>
      <draw:frame draw:style-name="Mgr1" draw:text-style-name="MP1" draw:layer="backgroundobjects" svg:width="8.266cm" svg:height="1.3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38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38cm" svg:x="0cm" svg:y="26.24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38cm" svg:x="10.783cm" svg:y="26.249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19.989cm" svg:height="2.576cm" svg:x="4.1cm" svg:y="1.322cm" presentation:class="title" presentation:placeholder="true">
        <draw:text-box/>
      </draw:frame>
      <draw:frame presentation:style-name="Domyślnie-outline1" draw:layer="backgroundobjects" svg:width="19.989cm" svg:height="11.309cm" svg:x="4.1cm" svg:y="4.523cm" presentation:class="outline" presentation:placeholder="true">
        <draw:text-box/>
      </draw:frame>
      <draw:custom-shape draw:name="Text Box 3" draw:style-name="Mgr3" draw:text-style-name="MP3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name="Text Box 4" draw:style-name="Mgr3" draw:text-style-name="MP3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" draw:text-style-name="MP5" draw:layer="backgroundobjects" svg:width="5.887cm" svg:height="1.284cm" svg:x="18.202cm" svg:y="17.347cm" presentation:class="page-number">
        <draw:text-box>
          <text:p text:style-name="MP4"><text:span text:style-name="MT2"><text:page-number>&lt;numer&gt;</text:page-number></text:span></text:p>
        </draw:text-box>
      </draw:frame>
      <presentation:notes style:page-layout-name="PM2">
        <draw:rect draw:style-name="Mgr4" draw:text-style-name="MP6" draw:layer="backgroundobjects" svg:width="19.05cm" svg:height="27.63cm" svg:x="0cm" svg:y="0cm">
          <text:p/>
        </draw:rect>
        <draw:custom-shape draw:name="AutoShape 1" draw:style-name="Mgr5" draw:text-style-name="MP3" draw:layer="backgroundobjects" svg:width="19.05cm" svg:height="27.62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5" draw:text-style-name="MP3" draw:layer="backgroundobjects" svg:width="19.05cm" svg:height="27.62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5" draw:text-style-name="MP3" draw:layer="backgroundobjects" svg:width="19.05cm" svg:height="27.62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5" draw:text-style-name="MP3" draw:layer="backgroundobjects" svg:width="19.05cm" svg:height="27.62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5" draw:text-style-name="MP3" draw:layer="backgroundobjects" svg:width="19.05cm" svg:height="27.62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5" draw:text-style-name="MP3" draw:layer="backgroundobjects" svg:width="19.05cm" svg:height="27.62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5" draw:text-style-name="MP3" draw:layer="backgroundobjects" svg:width="19.05cm" svg:height="27.62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5" draw:text-style-name="MP3" draw:layer="backgroundobjects" svg:width="19.05cm" svg:height="27.62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9" draw:style-name="Mgr5" draw:text-style-name="MP3" draw:layer="backgroundobjects" svg:width="19.05cm" svg:height="27.62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10" draw:style-name="Mgr3" draw:text-style-name="MP3" draw:layer="backgroundobjects" svg:width="8.255cm" svg:height="1.38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3" draw:layer="backgroundobjects" svg:width="8.215cm" svg:height="1.342cm" svg:x="10.79cm" svg:y="-0.001cm" presentation:class="date-time">
          <draw:text-box>
            <text:p/>
          </draw:text-box>
        </draw:frame>
        <draw:page-thumbnail presentation:style-name="Domyślnie-title" draw:layer="backgroundobjects" svg:width="13.763cm" svg:height="10.319cm" svg:x="2.623cm" svg:y="2.073cm" presentation:class="page"/>
        <draw:frame presentation:style-name="Domyślnie-notes" draw:layer="backgroundobjects" svg:width="15.2cm" svg:height="12.388cm" svg:x="1.905cm" svg:y="13.122cm" presentation:class="notes" presentation:placeholder="true">
          <draw:text-box/>
        </draw:frame>
        <draw:custom-shape draw:name="Text Box 14" draw:style-name="Mgr3" draw:text-style-name="MP3" draw:layer="backgroundobjects" svg:width="8.255cm" svg:height="1.381cm" svg:x="0cm" svg:y="26.233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8" draw:layer="backgroundobjects" svg:width="8.215cm" svg:height="1.342cm" svg:x="10.79cm" svg:y="26.231cm" presentation:class="page-number">
          <draw:text-box>
            <text:p text:style-name="MP7"><text:span text:style-name="MT3"><text:page-number>&lt;num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19.831cm" svg:height="2.616cm" svg:x="4.298cm" svg:y="1.322cm" presentation:class="title" presentation:placeholder="true">
        <draw:text-box/>
      </draw:frame>
      <draw:frame presentation:style-name="Default-outline1" draw:layer="backgroundobjects" svg:width="22.5cm" svg:height="11.309cm" svg:x="1.5cm" svg:y="4.5cm" presentation:class="outline" presentation:placeholder="true">
        <draw:text-box/>
      </draw:frame>
      <draw:frame presentation:style-name="Mpr4" draw:text-style-name="MP9" draw:layer="backgroundobjects" svg:width="5.927cm" svg:height="1.324cm" svg:x="1.269cm" svg:y="17.347cm" presentation:class="date-time">
        <draw:text-box>
          <text:p text:style-name="MP9"><text:span text:style-name="MT4"><presentation:date-time/></text:span></text:p>
        </draw:text-box>
      </draw:frame>
      <draw:frame presentation:style-name="Mpr5" draw:text-style-name="MP10" draw:layer="backgroundobjects" svg:width="8.044cm" svg:height="1.324cm" svg:x="8.678cm" svg:y="17.347cm" presentation:class="footer">
        <draw:text-box>
          <text:p text:style-name="MP10"><text:span text:style-name="MT4"><presentation:footer/></text:span></text:p>
        </draw:text-box>
      </draw:frame>
      <draw:frame presentation:style-name="Mpr6" draw:text-style-name="MP11" draw:layer="backgroundobjects" svg:width="5.927cm" svg:height="1.324cm" svg:x="18.202cm" svg:y="17.347cm" presentation:class="page-number">
        <draw:text-box>
          <text:p text:style-name="MP11"><text:span text:style-name="MT4"><text:page-number>&lt;numer&gt;</text:page-number></text:span></text:p>
        </draw:text-box>
      </draw:frame>
      <presentation:notes style:page-layout-name="PM2">
        <draw:rect draw:style-name="Mgr4" draw:text-style-name="MP6" draw:layer="backgroundobjects" svg:width="19.05cm" svg:height="25.4cm" svg:x="0cm" svg:y="0cm">
          <text:p/>
        </draw:rect>
        <draw:frame presentation:style-name="Mpr7" draw:text-style-name="MP12" draw:layer="backgroundobjects" svg:width="8.255cm" svg:height="1.271cm" svg:x="-0.001cm" svg:y="0cm" presentation:class="header">
          <draw:text-box>
            <text:p text:style-name="MP12"><text:span text:style-name="MT5"><presentation:header/></text:span></text:p>
          </draw:text-box>
        </draw:frame>
        <draw:frame presentation:style-name="Mpr7" draw:text-style-name="MP13" draw:layer="backgroundobjects" svg:width="8.255cm" svg:height="1.271cm" svg:x="10.79cm" svg:y="0cm" presentation:class="date-time">
          <draw:text-box>
            <text:p text:style-name="MP13"><text:span text:style-name="MT5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12" draw:layer="backgroundobjects" svg:width="8.255cm" svg:height="1.271cm" svg:x="-0.001cm" svg:y="24.125cm" presentation:class="footer">
          <draw:text-box>
            <text:p text:style-name="MP12"><text:span text:style-name="MT5"><presentation:footer/></text:span></text:p>
          </draw:text-box>
        </draw:frame>
        <draw:frame presentation:style-name="Mpr8" draw:text-style-name="MP13" draw:layer="backgroundobjects" svg:width="8.255cm" svg:height="1.271cm" svg:x="10.79cm" svg:y="24.125cm" presentation:class="page-number">
          <draw:text-box>
            <text:p text:style-name="MP13"><text:span text:style-name="MT5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ajd 1</dc:title>
    <meta:creation-date>2007-09-26T13:45:04</meta:creation-date>
    <dc:date>2015-10-26T20:57:04.620792182</dc:date>
    <meta:editing-cycles>506</meta:editing-cycles>
    <meta:editing-duration>P3DT23H34M30S</meta:editing-duration>
    <meta:generator>LibreOffice/4.1.4.2$Linux_X86_64 LibreOffice_project/410$Build-2</meta:generator>
    <dc:creator>krzysztof </dc:creator>
    <meta:document-statistic meta:object-count="118"/>
  </office:meta>
</office:document-meta>
</file>